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3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table:style-name="Default"/>
          <table:table-cell table:style-name="ce1" office:value-type="string">
            <text:p>Gmail</text:p>
          </table:table-cell>
          <table:table-cell table:style-name="ce1" office:value-type="string">
            <text:p>Yahoo Mail</text:p>
          </table:table-cell>
          <table:table-cell/>
          <table:table-cell>
            <draw:frame table:end-cell-address="Sheet3.R41" table:end-x="0.616cm" table:end-y="0.092cm" draw:z-index="0" draw:style-name="gr1" draw:text-style-name="P1" svg:width="29.893cm" svg:height="17.956cm" svg:x="0.079cm" svg:y="0.201cm">
              <draw:object draw:notify-on-update-of-ranges="Sheet3.A2:Sheet3.A8 Sheet3.C1:Sheet3.C1 Sheet3.C2:Sheet3.C8 Sheet3.B1:Sheet3.B1 Sheet3.B2:Sheet3.B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Architettur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omunicazione</text:p>
          </table:table-cell>
          <table:table-cell office:value-type="float" office:value="4">
            <text:p>4</text:p>
          </table:table-cell>
          <table:table-cell office:value-type="float" office:value="3.83">
            <text:p>3.83</text:p>
          </table:table-cell>
          <table:table-cell table:number-columns-repeated="2"/>
        </table:table-row>
        <table:table-row table:style-name="ro1">
          <table:table-cell office:value-type="string">
            <text:p>Funzionalità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Contenuto</text:p>
          </table:table-cell>
          <table:table-cell office:value-type="float" office:value="4">
            <text:p>4</text:p>
          </table:table-cell>
          <table:table-cell office:value-type="float" office:value="3.37">
            <text:p>3.37</text:p>
          </table:table-cell>
          <table:table-cell table:number-columns-repeated="2"/>
        </table:table-row>
        <table:table-row table:style-name="ro1">
          <table:table-cell office:value-type="string">
            <text:p>Gestione</text:p>
          </table:table-cell>
          <table:table-cell office:value-type="float" office:value="4">
            <text:p>4</text:p>
          </table:table-cell>
          <table:table-cell office:value-type="float" office:value="3.75">
            <text:p>3.75</text:p>
          </table:table-cell>
          <table:table-cell table:number-columns-repeated="2"/>
        </table:table-row>
        <table:table-row table:style-name="ro1">
          <table:table-cell office:value-type="string">
            <text:p>Accessibilità</text:p>
          </table:table-cell>
          <table:table-cell office:value-type="float" office:value="3.58">
            <text:p>3.58</text:p>
          </table:table-cell>
          <table:table-cell office:value-type="float" office:value="3.25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Usabilità</text:p>
          </table:table-cell>
          <table:table-cell office:value-type="float" office:value="3.92">
            <text:p>3.92</text:p>
          </table:table-cell>
          <table:table-cell office:value-type="float" office:value="3.16">
            <text:p>3.16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" office:value-type="string">
            <text:p>Gmail</text:p>
          </table:table-cell>
          <table:table-cell table:style-name="ce1" office:value-type="string">
            <text:p>Yahoo Mail</text:p>
          </table:table-cell>
          <table:table-cell table:number-columns-repeated="2"/>
        </table:table-row>
        <table:table-row table:style-name="ro1">
          <table:table-cell office:value-type="string">
            <text:p>Struttura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appa del sito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Navigazio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Home Page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Brand Image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Grafica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Adeguatezz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orrettezza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Categorizzazione/labelin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tile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Informazione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Localizzazione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Disponibilità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onitoraggio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Aggiornamento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elazioni con gli utent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Tempi d'access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Reperibilità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Indipendenza dal browser</text:p>
          </table:table-cell>
          <table:table-cell table:number-columns-repeated="2" office:value-type="float" office:value="2.25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Accessibilità per i disabili</text:p>
          </table:table-cell>
          <table:table-cell table:number-columns-repeated="2"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string">
            <text:p>Usabilità</text:p>
          </table:table-cell>
          <table:table-cell office:value-type="float" office:value="3.92">
            <text:p>3.92</text:p>
          </table:table-cell>
          <table:table-cell office:value-type="float" office:value="3.16">
            <text:p>3.16</text:p>
          </table:table-cell>
          <table:table-cell table:number-columns-repeated="2"/>
        </table:table-row>
        <table:table-row table:style-name="ro1" table:number-rows-repeated="17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>
            <draw:frame table:end-cell-address="Sheet3.T93" table:end-x="2.092cm" table:end-y="0.037cm" draw:z-index="1" draw:style-name="gr1" draw:text-style-name="P1" svg:width="37.396cm" svg:height="19.374cm" svg:x="0.826cm" svg:y="0.083cm">
              <draw:object draw:notify-on-update-of-ranges="Sheet3.A12:Sheet3.A32 Sheet3.C11:Sheet3.C11 Sheet3.C12:Sheet3.C32 Sheet3.B11:Sheet3.B11 Sheet3.B12:Sheet3.B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/05/2015</text:date>, <text:time>12:3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aso Papini</meta:initial-creator>
    <meta:creation-date>2015-05-25T18:08:09.90</meta:creation-date>
    <dc:date>2015-05-26T12:33:55.37</dc:date>
    <dc:creator>Tommaso Papini</dc:creator>
    <meta:editing-duration>PT1H33M55S</meta:editing-duration>
    <meta:editing-cycles>7</meta:editing-cycles>
    <meta:generator>OpenOffice/4.1.1$Win32 OpenOffice.org_project/411m6$Build-9775</meta:generator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" chart:interval-major="0.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10pt" style:font-size-asian="10pt" style:font-size-complex="10pt"/>
    </style:style>
    <style:style style:name="ch8" style:family="chart" style:data-style-name="N0">
      <style:graphic-properties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397cm" svg:height="19.375cm" xlink:href=".." xlink:type="simple" chart:class="chart:filled-radar" chart:column-mapping="1 0" chart:style-name="ch1">
        <chart:legend svg:x="29.878cm" svg:y="6.441cm" style:legend-expansion="custom" chartooo:width="2.854cm" chartooo:height="1.148cm" style:legend-expansion-aspect-ratio="2.48606271777003" chart:style-name="ch2"/>
        <chart:plot-area chart:style-name="ch3" table:cell-range-address="Sheet3.A11:Sheet3.C32" chart:data-source-has-labels="both" svg:x="8.08cm" svg:y="1.254cm" svg:width="21.204cm" svg:height="16.885cm">
          <chartooo:coordinate-region svg:x="10.838cm" svg:y="2.626cm" svg:width="14.233cm" svg:height="14.233cm"/>
          <chart:axis chart:dimension="x" chart:name="primary-x" chart:style-name="ch4" chartooo:axis-type="auto">
            <chartooo:date-scale/>
            <chart:categories table:cell-range-address="Sheet3.A12:Sheet3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12:Sheet3.C32" chart:label-cell-address="Sheet3.C11:Sheet3.C11" chart:class="chart:filled-radar">
            <chart:data-point chart:repeated="21"/>
          </chart:series>
          <chart:series chart:style-name="ch8" chart:values-cell-range-address="Sheet3.B12:Sheet3.B32" chart:label-cell-address="Sheet3.B11:Sheet3.B11" chart:class="chart:filled-rad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hoo Mail</text:p>
                <draw:g>
                  <svg:desc>Sheet3.C11:Sheet3.C11</svg:desc>
                </draw:g>
              </table:table-cell>
              <table:table-cell office:value-type="string">
                <text:p>Gmail</text:p>
                <draw:g>
                  <svg:desc>Sheet3.B11:Sheet3.B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uttura</text:p>
                <draw:g>
                  <svg:desc>Sheet3.A12:Sheet3.A32</svg:desc>
                </draw:g>
              </table:table-cell>
              <table:table-cell office:value-type="float" office:value="4">
                <text:p>4</text:p>
                <draw:g>
                  <svg:desc>Sheet3.C12:Sheet3.C32</svg:desc>
                </draw:g>
              </table:table-cell>
              <table:table-cell office:value-type="float" office:value="4">
                <text:p>4</text:p>
                <draw:g>
                  <svg:desc>Sheet3.B12:Sheet3.B32</svg:desc>
                </draw:g>
              </table:table-cell>
            </table:table-row>
            <table:table-row>
              <table:table-cell office:value-type="string">
                <text:p>Mappa del si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vigazione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ome Pag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rand Imag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rafica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deguatezza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rrettezza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izzazione/labeling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ile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formazion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ocalizzazion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sponibilità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itoraggio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ggiornamento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lazioni con gli utenti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empi d'accesso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peribilità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dipendenza dal browser</text:p>
              </table:table-cell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Accessibilità per i disabili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Usabilità</text:p>
              </table:table-cell>
              <table:table-cell office:value-type="float" office:value="3.16">
                <text:p>3.16</text:p>
              </table:table-cell>
              <table:table-cell office:value-type="float" office:value="3.92">
                <text:p>3.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" chart:interval-major="0.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10pt" style:font-size-asian="10pt" style:font-size-complex="10pt"/>
    </style:style>
    <style:style style:name="ch8" style:family="chart" style:data-style-name="N0">
      <style:graphic-properties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894cm" svg:height="17.957cm" xlink:href=".." xlink:type="simple" chart:class="chart:filled-radar" chart:style-name="ch1">
        <chart:legend svg:x="22.989cm" svg:y="6.019cm" style:legend-expansion="custom" chartooo:width="2.854cm" chartooo:height="1.196cm" style:legend-expansion-aspect-ratio="2.38628762541806" chart:style-name="ch2"/>
        <chart:plot-area chart:style-name="ch3" table:cell-range-address="Sheet3.A1:Sheet3.C8" chart:data-source-has-labels="both" svg:x="4.434cm" svg:y="1.66cm" svg:width="18.411cm" svg:height="15.079cm">
          <chartooo:coordinate-region svg:x="7.013cm" svg:y="2.72cm" svg:width="13.147cm" svg:height="13.702cm"/>
          <chart:axis chart:dimension="x" chart:name="primary-x" chart:style-name="ch4" chartooo:axis-type="auto">
            <chartooo:date-scale/>
            <chart:categories table:cell-range-address="Sheet3.A2:Sheet3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C2:Sheet3.C8" chart:label-cell-address="Sheet3.C1:Sheet3.C1" chart:class="chart:filled-radar">
            <chart:data-point chart:repeated="7"/>
          </chart:series>
          <chart:series chart:style-name="ch8" chart:values-cell-range-address="Sheet3.B2:Sheet3.B8" chart:label-cell-address="Sheet3.B1:Sheet3.B1" chart:class="chart:filled-rad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hoo Mail</text:p>
                <draw:g>
                  <svg:desc>Sheet3.C1:Sheet3.C1</svg:desc>
                </draw:g>
              </table:table-cell>
              <table:table-cell office:value-type="string">
                <text:p>Gmail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ttura</text:p>
                <draw:g>
                  <svg:desc>Sheet3.A2:Sheet3.A8</svg:desc>
                </draw:g>
              </table:table-cell>
              <table:table-cell office:value-type="float" office:value="3">
                <text:p>3</text:p>
                <draw:g>
                  <svg:desc>Sheet3.C2:Sheet3.C8</svg:desc>
                </draw:g>
              </table:table-cell>
              <table:table-cell office:value-type="float" office:value="4">
                <text:p>4</text:p>
                <draw:g>
                  <svg:desc>Sheet3.B2:Sheet3.B8</svg:desc>
                </draw:g>
              </table:table-cell>
            </table:table-row>
            <table:table-row>
              <table:table-cell office:value-type="string">
                <text:p>Comunicazione</text:p>
              </table:table-cell>
              <table:table-cell office:value-type="float" office:value="3.83">
                <text:p>3.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unzionalità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ntenuto</text:p>
              </table:table-cell>
              <table:table-cell office:value-type="float" office:value="3.37">
                <text:p>3.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stione</text:p>
              </table:table-cell>
              <table:table-cell office:value-type="float" office:value="3.75">
                <text:p>3.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ccessibilità</text:p>
              </table:table-cell>
              <table:table-cell office:value-type="float" office:value="3.25">
                <text:p>3.25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Usabilità</text:p>
              </table:table-cell>
              <table:table-cell office:value-type="float" office:value="3.16">
                <text:p>3.16</text:p>
              </table:table-cell>
              <table:table-cell office:value-type="float" office:value="3.92">
                <text:p>3.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